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du cas «  <text:s/>charger un prérequis »</text:p>
      <text:p text:style-name="Standard"><text:span text:style-name="T1">Identificateur :</text:span></text:p>
      <text:p text:style-name="Standard">Nom du cas : <text:s/>Ajouter un prérequis </text:p>
      <text:p text:style-name="Standard">Description : <text:s/>Ajouter un prérequis à l’enchaînement</text:p>
      <text:p text:style-name="Standard">Acteurs : - Auteur</text:p>
      <text:p text:style-name="Standard"></text:p>
      <text:p text:style-name="Standard"><text:span text:style-name="T3">Séquencement :</text:span></text:p>
      <text:p text:style-name="Standard"><text:span text:style-name="T2">Hypothèses :</text:span>- aucune</text:p>
      <text:p text:style-name="Standard"><text:span text:style-name="T2">Pré-conditions : </text:span>- Un enchaînement existe entre deux sections</text:p>
      <text:p text:style-name="P1">Scénario Nominal:</text:p>
      <text:p text:style-name="Standard">1. L'auteur sélectionne un enchaînement existant</text:p>
      <text:p text:style-name="Standard">2. Le système affiche l’enchaînement correspondant et la liste des objets disponibles</text:p>
      <text:p text:style-name="Standard">3. L'auteur sélectionne un objet dans la liste d'objet</text:p>
      <text:p text:style-name="Standard">4. Le système vérifie que l'objet n'appartient pas déjà à la liste des prérequis</text:p>
      <text:p text:style-name="Standard">5. Le système ajoute l'objet à la liste des prérequis</text:p>
      <text:p text:style-name="Standard">6. Le système confirme l'ajout de l'objet et propose à l'auteur d'en rajouter un autre</text:p>
      <text:p text:style-name="Standard">7. L'auteur choisit de finir. </text:p>
      <text:p text:style-name="P1">Post-conditions :</text:p>
      <text:p text:style-name="Standard">- Un prérequis est ajouté pour l’enchaînement</text:p>
      <text:p text:style-name="Standard"><text:span text:style-name="T2">Exigences non-fonctionnelles :</text:span>- aucune</text:p>
      <text:p text:style-name="P1">Alternatives :</text:p>
      <text:p text:style-name="Standard">- <text:s/>SA1 =&gt; en SN4 : L'objet existe déjà dans la liste des prérequis : retour en SN3</text:p>
      <text:p text:style-name="Standard">- <text:s/>SA2 =&gt; en SN6 : L'auteur choisit d'ajouter un autre prérequis : retour en SN3</text:p>
      <text:p text:style-name="Standard"><text:span text:style-name="T2">Exceptions </text:span>:</text:p>
      <text:p text:style-name="Standard">- SE1 =&gt; en SN1-3 : L'auteur annule l'ajout de prérequi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ENE REMI</meta:initial-creator>
    <meta:creation-date>2014-10-22T19:15:14</meta:creation-date>
    <meta:generator>LibreOffice/3.5$Linux_X86_64 LibreOffice_project/350m1$Build-2</meta:generator>
    <dc:date>2014-10-22T19:22:39</dc:date>
    <dc:creator>CADENE REMI</dc:creator>
    <meta:editing-duration>PT2M27S</meta:editing-duration>
    <meta:editing-cycles>9</meta:editing-cycles>
    <meta:document-statistic meta:table-count="0" meta:image-count="0" meta:object-count="0" meta:page-count="1" meta:paragraph-count="25" meta:word-count="180" meta:character-count="1099" meta:non-whitespace-character-count="897"/>
  </office:meta>
</office:document-meta>
</file>